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paragraph-rsid="002396cd"/>
    </style:style>
    <style:style style:name="P5" style:family="paragraph" style:parent-style-name="Text_20_body">
      <style:text-properties officeooo:rsid="00293676" officeooo:paragraph-rsid="00293676"/>
    </style:style>
    <style:style style:name="P6" style:family="paragraph" style:parent-style-name="Text_20_body">
      <style:text-properties officeooo:rsid="002fab3d" officeooo:paragraph-rsid="002fab3d"/>
    </style:style>
    <style:style style:name="P7" style:family="paragraph" style:parent-style-name="Text_20_body">
      <style:text-properties officeooo:rsid="0034514d" officeooo:paragraph-rsid="0034514d"/>
    </style:style>
    <style:style style:name="P8" style:family="paragraph" style:parent-style-name="Text_20_body">
      <style:text-properties officeooo:rsid="003486c6" officeooo:paragraph-rsid="003486c6"/>
    </style:style>
    <style:style style:name="P9" style:family="paragraph" style:parent-style-name="Text_20_body">
      <style:text-properties officeooo:rsid="002b8296" officeooo:paragraph-rsid="0035b0cc"/>
    </style:style>
    <style:style style:name="P10" style:family="paragraph" style:parent-style-name="Text_20_body">
      <style:text-properties officeooo:paragraph-rsid="0035eba3"/>
    </style:style>
    <style:style style:name="P11" style:family="paragraph" style:parent-style-name="Text_20_body">
      <style:text-properties officeooo:rsid="0038144c" officeooo:paragraph-rsid="0038144c"/>
    </style:style>
    <style:style style:name="P12" style:family="paragraph" style:parent-style-name="Text_20_body">
      <style:text-properties officeooo:rsid="00556f70" officeooo:paragraph-rsid="00556f70"/>
    </style:style>
    <style:style style:name="P13" style:family="paragraph" style:parent-style-name="Text_20_body">
      <style:text-properties officeooo:rsid="00582dcb" officeooo:paragraph-rsid="00582dcb"/>
    </style:style>
    <style:style style:name="P14" style:family="paragraph" style:parent-style-name="Text_20_body">
      <style:text-properties officeooo:rsid="005bd697" officeooo:paragraph-rsid="005bd697"/>
    </style:style>
    <style:style style:name="P15" style:family="paragraph" style:parent-style-name="Text_20_body">
      <style:text-properties officeooo:paragraph-rsid="006d7b02"/>
    </style:style>
    <style:style style:name="P16" style:family="paragraph" style:parent-style-name="Text_20_body">
      <style:text-properties officeooo:rsid="006d7b02" officeooo:paragraph-rsid="006d7b02"/>
    </style:style>
    <style:style style:name="P17" style:family="paragraph" style:parent-style-name="Text_20_body">
      <style:text-properties officeooo:rsid="0072abad" officeooo:paragraph-rsid="0072abad"/>
    </style:style>
    <style:style style:name="P18" style:family="paragraph" style:parent-style-name="Text_20_body">
      <style:text-properties officeooo:rsid="00715c75" officeooo:paragraph-rsid="00715c75"/>
    </style:style>
    <style:style style:name="P19" style:family="paragraph" style:parent-style-name="Text_20_body">
      <style:text-properties officeooo:rsid="00715c75" officeooo:paragraph-rsid="007613c3"/>
    </style:style>
    <style:style style:name="P20" style:family="paragraph" style:parent-style-name="Text_20_body">
      <style:text-properties officeooo:rsid="007613c3" officeooo:paragraph-rsid="007613c3"/>
    </style:style>
    <style:style style:name="P21" style:family="paragraph" style:parent-style-name="Text_20_body">
      <style:text-properties officeooo:rsid="006bbc52" officeooo:paragraph-rsid="007822b9"/>
    </style:style>
    <style:style style:name="P22" style:family="paragraph" style:parent-style-name="Text_20_body">
      <style:text-properties officeooo:rsid="0032a248" officeooo:paragraph-rsid="00845390"/>
    </style:style>
    <style:style style:name="P23" style:family="paragraph" style:parent-style-name="Text_20_body">
      <style:text-properties officeooo:paragraph-rsid="00747817"/>
    </style:style>
    <style:style style:name="P24"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5"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6"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8" style:family="paragraph" style:parent-style-name="Footnote">
      <style:text-properties officeooo:rsid="003a9d11" officeooo:paragraph-rsid="003a9d11"/>
    </style:style>
    <style:style style:name="P29" style:family="paragraph" style:parent-style-name="Footnote">
      <style:text-properties officeooo:rsid="005cef45" officeooo:paragraph-rsid="005cef45"/>
    </style:style>
    <style:style style:name="P30" style:family="paragraph" style:parent-style-name="Footnote">
      <style:text-properties officeooo:rsid="0083ef34" officeooo:paragraph-rsid="0083ef34"/>
    </style:style>
    <style:style style:name="P31" style:family="paragraph" style:parent-style-name="Preformatted_20_Text">
      <style:text-properties officeooo:rsid="002fab3d" officeooo:paragraph-rsid="002fab3d"/>
    </style:style>
    <style:style style:name="P32" style:family="paragraph" style:parent-style-name="Preformatted_20_Text">
      <style:text-properties officeooo:rsid="002fab3d" officeooo:paragraph-rsid="0034514d"/>
    </style:style>
    <style:style style:name="P33" style:family="paragraph" style:parent-style-name="Preformatted_20_Text">
      <style:text-properties officeooo:rsid="006d7b02" officeooo:paragraph-rsid="006d7b02"/>
    </style:style>
    <style:style style:name="P34" style:family="paragraph" style:parent-style-name="Preformatted_20_Text">
      <style:text-properties officeooo:rsid="00715c75" officeooo:paragraph-rsid="00715c75"/>
    </style:style>
    <style:style style:name="P35" style:family="paragraph" style:parent-style-name="Preformatted_20_Text">
      <style:text-properties officeooo:rsid="00715c75" officeooo:paragraph-rsid="007613c3"/>
    </style:style>
    <style:style style:name="P36" style:family="paragraph" style:parent-style-name="Preformatted_20_Text">
      <style:text-properties officeooo:paragraph-rsid="00715c75"/>
    </style:style>
    <style:style style:name="P37" style:family="paragraph" style:parent-style-name="Preformatted_20_Text">
      <style:text-properties officeooo:rsid="0072abad" officeooo:paragraph-rsid="0072abad"/>
    </style:style>
    <style:style style:name="P38" style:family="paragraph" style:parent-style-name="Preformatted_20_Text">
      <style:text-properties officeooo:rsid="007613c3" officeooo:paragraph-rsid="007613c3"/>
    </style:style>
    <style:style style:name="P39" style:family="paragraph" style:parent-style-name="Preformatted_20_Text">
      <style:text-properties officeooo:paragraph-rsid="007613c3"/>
    </style:style>
    <style:style style:name="P40" style:family="paragraph" style:parent-style-name="Table_20_Contents">
      <style:text-properties officeooo:paragraph-rsid="002b8296"/>
    </style:style>
    <style:style style:name="P41" style:family="paragraph" style:parent-style-name="Table_20_Contents">
      <style:text-properties officeooo:paragraph-rsid="0035eba3"/>
    </style:style>
    <style:style style:name="P42" style:family="paragraph" style:parent-style-name="Table_20_Contents">
      <style:text-properties officeooo:rsid="0035eba3" officeooo:paragraph-rsid="0035eba3"/>
    </style:style>
    <style:style style:name="P43" style:family="paragraph" style:parent-style-name="Table_20_Contents">
      <style:text-properties officeooo:paragraph-rsid="0038144c"/>
    </style:style>
    <style:style style:name="P44" style:family="paragraph" style:parent-style-name="Table_20_Contents">
      <style:text-properties officeooo:rsid="00556f70" officeooo:paragraph-rsid="00556f70"/>
    </style:style>
    <style:style style:name="P45" style:family="paragraph" style:parent-style-name="Table_20_Contents">
      <style:text-properties officeooo:paragraph-rsid="005bd697"/>
    </style:style>
    <style:style style:name="P46" style:family="paragraph" style:parent-style-name="Table_20_Contents">
      <style:text-properties officeooo:rsid="005d42e2" officeooo:paragraph-rsid="005d42e2"/>
    </style:style>
    <style:style style:name="P47" style:family="paragraph" style:parent-style-name="Table_20_Contents">
      <style:text-properties officeooo:rsid="005e74ed" officeooo:paragraph-rsid="005e74ed"/>
    </style:style>
    <style:style style:name="P48" style:family="paragraph" style:parent-style-name="Table_20_Contents">
      <style:text-properties officeooo:rsid="005e74ed" officeooo:paragraph-rsid="007f6ae4"/>
    </style:style>
    <style:style style:name="P49" style:family="paragraph" style:parent-style-name="Table_20_Contents">
      <style:text-properties officeooo:paragraph-rsid="00626e9c"/>
    </style:style>
    <style:style style:name="P50" style:family="paragraph" style:parent-style-name="Table_20_Contents">
      <style:text-properties officeooo:rsid="00626e9c" officeooo:paragraph-rsid="00626e9c"/>
    </style:style>
    <style:style style:name="P51" style:family="paragraph" style:parent-style-name="Table_20_Contents">
      <style:text-properties officeooo:rsid="0066e2b1" officeooo:paragraph-rsid="0066e2b1"/>
    </style:style>
    <style:style style:name="P52" style:family="paragraph" style:parent-style-name="Table_20_Contents">
      <style:text-properties officeooo:paragraph-rsid="006760f3"/>
    </style:style>
    <style:style style:name="P53" style:family="paragraph" style:parent-style-name="Table_20_Contents">
      <style:text-properties officeooo:rsid="006760f3" officeooo:paragraph-rsid="006760f3"/>
    </style:style>
    <style:style style:name="P54" style:family="paragraph" style:parent-style-name="Table_20_Contents">
      <style:text-properties officeooo:paragraph-rsid="006a7be4"/>
    </style:style>
    <style:style style:name="P55" style:family="paragraph" style:parent-style-name="Table_20_Contents">
      <style:text-properties officeooo:rsid="006a7be4" officeooo:paragraph-rsid="006a7be4"/>
    </style:style>
    <style:style style:name="P56" style:family="paragraph" style:parent-style-name="Table_20_Contents">
      <style:text-properties officeooo:rsid="006bbc52" officeooo:paragraph-rsid="006bbc52"/>
    </style:style>
    <style:style style:name="P57" style:family="paragraph" style:parent-style-name="Table_20_Contents">
      <style:text-properties officeooo:paragraph-rsid="0070100a"/>
    </style:style>
    <style:style style:name="P58" style:family="paragraph" style:parent-style-name="Table_20_Contents">
      <style:text-properties officeooo:rsid="0070100a" officeooo:paragraph-rsid="0070100a"/>
    </style:style>
    <style:style style:name="P59" style:family="paragraph" style:parent-style-name="Table_20_Contents">
      <style:text-properties officeooo:paragraph-rsid="007afbec"/>
    </style:style>
    <style:style style:name="P60" style:family="paragraph" style:parent-style-name="Table_20_Contents">
      <style:text-properties officeooo:rsid="007afbec" officeooo:paragraph-rsid="007afbec"/>
    </style:style>
    <style:style style:name="P61" style:family="paragraph" style:parent-style-name="Table_20_Contents">
      <style:text-properties officeooo:paragraph-rsid="007f6ae4"/>
    </style:style>
    <style:style style:name="P62" style:family="paragraph" style:parent-style-name="Table_20_Contents">
      <style:text-properties officeooo:paragraph-rsid="0080b77b"/>
    </style:style>
    <style:style style:name="P63" style:family="paragraph" style:parent-style-name="Heading_20_4">
      <style:text-properties officeooo:rsid="00497796"/>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67" style:family="paragraph" style:parent-style-name="Heading_20_2">
      <style:text-properties officeooo:rsid="002e5590" officeooo:paragraph-rsid="002e5590"/>
    </style:style>
    <style:style style:name="P68" style:family="paragraph" style:parent-style-name="Heading_20_2">
      <style:text-properties officeooo:paragraph-rsid="002fab3d"/>
    </style:style>
    <style:style style:name="P69" style:family="paragraph" style:parent-style-name="Heading_20_2">
      <style:text-properties officeooo:rsid="00715c75" officeooo:paragraph-rsid="00715c75"/>
    </style:style>
    <style:style style:name="P70" style:family="paragraph" style:parent-style-name="Heading_20_3">
      <style:text-properties officeooo:paragraph-rsid="0035eba3"/>
    </style:style>
    <style:style style:name="P71" style:family="paragraph" style:parent-style-name="Heading_20_3">
      <style:text-properties officeooo:rsid="007613c3" officeooo:paragraph-rsid="007613c3"/>
    </style:style>
    <style:style style:name="P72" style:family="paragraph" style:parent-style-name="Heading_20_3">
      <style:text-properties officeooo:rsid="007613c3" officeooo:paragraph-rsid="00853443"/>
    </style:style>
    <style:style style:name="P73" style:family="paragraph" style:parent-style-name="Preformatted_20_Text" style:list-style-name="L9"/>
    <style:style style:name="P74" style:family="paragraph" style:parent-style-name="Table_20_Contents" style:list-style-name="L11"/>
    <style:style style:name="P75" style:family="paragraph" style:parent-style-name="Table_20_Contents">
      <style:text-properties officeooo:paragraph-rsid="00884793"/>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5">
      <style:text-properties officeooo:paragraph-rsid="001aa70e"/>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0">
      <style:text-properties officeooo:paragraph-rsid="007afbec"/>
    </style:style>
    <style:style style:name="P88"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845390" style:font-weight-asian="bold" style:font-weight-complex="bold"/>
    </style:style>
    <style:style style:name="T8" style:family="text">
      <style:text-properties fo:font-weight="bold" officeooo:rsid="00853443"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f25e1"/>
    </style:style>
    <style:style style:name="T16" style:family="text">
      <style:text-properties officeooo:rsid="00210671"/>
    </style:style>
    <style:style style:name="T17" style:family="text">
      <style:text-properties officeooo:rsid="002396cd"/>
    </style:style>
    <style:style style:name="T18" style:family="text">
      <style:text-properties officeooo:rsid="0025f38f"/>
    </style:style>
    <style:style style:name="T19" style:family="text">
      <style:text-properties officeooo:rsid="00293676"/>
    </style:style>
    <style:style style:name="T20" style:family="text">
      <style:text-properties officeooo:rsid="002b6ba5"/>
    </style:style>
    <style:style style:name="T21" style:family="text">
      <style:text-properties officeooo:rsid="002b8296"/>
    </style:style>
    <style:style style:name="T22" style:family="text">
      <style:text-properties officeooo:rsid="00318180"/>
    </style:style>
    <style:style style:name="T23" style:family="text">
      <style:text-properties officeooo:rsid="002fab3d"/>
    </style:style>
    <style:style style:name="T24" style:family="text">
      <style:text-properties officeooo:rsid="0034514d"/>
    </style:style>
    <style:style style:name="T25" style:family="text">
      <style:text-properties officeooo:rsid="0035b0cc"/>
    </style:style>
    <style:style style:name="T26" style:family="text">
      <style:text-properties officeooo:rsid="0035eba3"/>
    </style:style>
    <style:style style:name="T27" style:family="text">
      <style:text-properties officeooo:rsid="0038144c"/>
    </style:style>
    <style:style style:name="T28" style:family="text">
      <style:text-properties officeooo:rsid="003f3744"/>
    </style:style>
    <style:style style:name="T29" style:family="text">
      <style:text-properties officeooo:rsid="004119ff"/>
    </style:style>
    <style:style style:name="T30" style:family="text">
      <style:text-properties officeooo:rsid="004368ac"/>
    </style:style>
    <style:style style:name="T31" style:family="text">
      <style:text-properties officeooo:rsid="004fd984"/>
    </style:style>
    <style:style style:name="T32" style:family="text">
      <style:text-properties officeooo:rsid="00556f70"/>
    </style:style>
    <style:style style:name="T33" style:family="text">
      <style:text-properties officeooo:rsid="00582dcb"/>
    </style:style>
    <style:style style:name="T34" style:family="text">
      <style:text-properties officeooo:rsid="0059c150"/>
    </style:style>
    <style:style style:name="T35" style:family="text">
      <style:text-properties officeooo:rsid="005bd697"/>
    </style:style>
    <style:style style:name="T36" style:family="text">
      <style:text-properties officeooo:rsid="005cef45"/>
    </style:style>
    <style:style style:name="T37" style:family="text">
      <style:text-properties officeooo:rsid="005ffc7d"/>
    </style:style>
    <style:style style:name="T38" style:family="text">
      <style:text-properties officeooo:rsid="00626e9c"/>
    </style:style>
    <style:style style:name="T39" style:family="text">
      <style:text-properties officeooo:rsid="00650b4e"/>
    </style:style>
    <style:style style:name="T40" style:family="text">
      <style:text-properties officeooo:rsid="006621bf"/>
    </style:style>
    <style:style style:name="T41" style:family="text">
      <style:text-properties officeooo:rsid="00675c9b"/>
    </style:style>
    <style:style style:name="T42" style:family="text">
      <style:text-properties officeooo:rsid="006760f3"/>
    </style:style>
    <style:style style:name="T43" style:family="text">
      <style:text-properties officeooo:rsid="006a7be4"/>
    </style:style>
    <style:style style:name="T44" style:family="text">
      <style:text-properties officeooo:rsid="006d7b02"/>
    </style:style>
    <style:style style:name="T45" style:family="text">
      <style:text-properties officeooo:rsid="0070100a"/>
    </style:style>
    <style:style style:name="T46" style:family="text">
      <style:text-properties officeooo:rsid="0072abad"/>
    </style:style>
    <style:style style:name="T47" style:family="text">
      <style:text-properties officeooo:rsid="00747817"/>
    </style:style>
    <style:style style:name="T48" style:family="text">
      <style:text-properties officeooo:rsid="007613c3"/>
    </style:style>
    <style:style style:name="T49" style:family="text">
      <style:text-properties officeooo:rsid="007822b9"/>
    </style:style>
    <style:style style:name="T50" style:family="text">
      <style:text-properties officeooo:rsid="00796d51"/>
    </style:style>
    <style:style style:name="T51" style:family="text">
      <style:text-properties officeooo:rsid="007afbec"/>
    </style:style>
    <style:style style:name="T52" style:family="text">
      <style:text-properties officeooo:rsid="007cbc3f"/>
    </style:style>
    <style:style style:name="T53" style:family="text">
      <style:text-properties officeooo:rsid="007dd0d3"/>
    </style:style>
    <style:style style:name="T54" style:family="text">
      <style:text-properties officeooo:rsid="007f6ae4"/>
    </style:style>
    <style:style style:name="T55" style:family="text">
      <style:text-properties officeooo:rsid="005e74ed"/>
    </style:style>
    <style:style style:name="T56" style:family="text">
      <style:text-properties style:font-name="Latin Modern Mono" fo:font-size="11pt" fo:font-weight="normal" officeooo:rsid="007f6ae4" style:font-name-asian="Cumberland" style:font-name-complex="Cumberland"/>
    </style:style>
    <style:style style:name="T57" style:family="text">
      <style:text-properties style:font-name="Latin Modern Mono" fo:font-size="11pt" fo:font-weight="normal" officeooo:rsid="007fc392" style:font-name-asian="Cumberland" style:font-name-complex="Cumberland"/>
    </style:style>
    <style:style style:name="T58" style:family="text">
      <style:text-properties style:font-name="Latin Modern Mono" fo:font-size="11pt" fo:font-weight="normal" officeooo:rsid="00884793" style:font-name-asian="Cumberland" style:font-name-complex="Cumberland"/>
    </style:style>
    <style:style style:name="T59" style:family="text">
      <style:text-properties style:font-name="Latin Modern Mono" fo:font-size="12pt" fo:font-weight="normal" officeooo:rsid="0083ef34"/>
    </style:style>
    <style:style style:name="T60" style:family="text">
      <style:text-properties style:font-name="Latin Modern Mono" fo:font-size="12pt" fo:font-weight="normal" officeooo:rsid="00853443"/>
    </style:style>
    <style:style style:name="T61" style:family="text">
      <style:text-properties fo:font-size="11pt" fo:font-weight="normal" officeooo:rsid="007f6ae4"/>
    </style:style>
    <style:style style:name="T62" style:family="text">
      <style:text-properties fo:font-size="11pt" fo:font-weight="normal" officeooo:rsid="0081c326"/>
    </style:style>
    <style:style style:name="T63" style:family="text">
      <style:text-properties fo:font-size="11pt" fo:font-weight="normal" officeooo:rsid="0083ef34"/>
    </style:style>
    <style:style style:name="T64" style:family="text">
      <style:text-properties fo:font-size="11pt" fo:font-weight="normal" officeooo:rsid="00853443"/>
    </style:style>
    <style:style style:name="T65" style:family="text">
      <style:text-properties fo:font-size="11pt" fo:font-weight="normal" officeooo:rsid="00884793"/>
    </style:style>
    <style:style style:name="T66" style:family="text">
      <style:text-properties fo:font-size="11pt" fo:font-weight="normal" officeooo:rsid="005e74ed"/>
    </style:style>
    <style:style style:name="T67" style:family="text">
      <style:text-properties fo:font-size="11pt" fo:font-weight="bold" officeooo:rsid="00853443" style:font-weight-asian="bold" style:font-weight-complex="bold"/>
    </style:style>
    <style:style style:name="T68" style:family="text">
      <style:text-properties officeooo:rsid="007fc392"/>
    </style:style>
    <style:style style:name="T69" style:family="text">
      <style:text-properties officeooo:rsid="0080b77b"/>
    </style:style>
    <style:style style:name="T70" style:family="text">
      <style:text-properties officeooo:rsid="0081c326"/>
    </style:style>
    <style:style style:name="T71" style:family="text">
      <style:text-properties officeooo:rsid="0082a9e5"/>
    </style:style>
    <style:style style:name="T72" style:family="text">
      <style:text-properties officeooo:rsid="0083ef34"/>
    </style:style>
    <style:style style:name="T73" style:family="text">
      <style:text-properties officeooo:rsid="00845390"/>
    </style:style>
    <style:style style:name="T74" style:family="text">
      <style:text-properties officeooo:rsid="00853443"/>
    </style:style>
    <style:style style:name="T75" style:family="text">
      <style:text-properties officeooo:rsid="00715c75"/>
    </style:style>
    <style:style style:name="T76" style:family="text">
      <style:text-properties officeooo:rsid="0088479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User's manual for</text:p>
      <text:p text:style-name="P26"><draw:frame draw:style-name="fr1" draw:name="Graphic1" text:anchor-type="as-char" svg:width="10.978cm" svg:height="2.064cm" draw:z-index="0"><draw:image xlink:href="../w2llogo.png" xlink:type="simple" xlink:show="embed" xlink:actuate="onLoad" loext:mime-type="image/png"/></draw:frame></text:p>
      <text:p text:style-name="P27">Converter library and LibreOffice extension supporting LaTeX <text:span text:style-name="T73">and</text:span> BibTeX</text:p>
      <text:p text:style-name="P25">version 1.<text:span text:style-name="T28">9.4 alpha</text:span> test release</text:p>
      <text:p text:style-name="P24">© 2002–20<text:span text:style-name="T68">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4">1 <text:s/><text:a xlink:type="simple" xlink:href="#__RefHeading__4539_1948605489" text:style-name="Internet_20_link" text:visited-style-name="Internet_20_link">Introduction</text:a><text:tab/>3</text:p>
          <text:p text:style-name="P65">1.1 <text:s/><text:a xlink:type="simple" xlink:href="#__RefHeading__4541_1948605489" text:style-name="Internet_20_link" text:visited-style-name="Internet_20_link">What is Writer2LaTeX?</text:a><text:tab/>3</text:p>
          <text:p text:style-name="P65">1.2 <text:s/><text:a xlink:type="simple" xlink:href="#__RefHeading__4543_1948605489" text:style-name="Internet_20_link" text:visited-style-name="Internet_20_link">More about LaTeX and BibTeX support</text:a><text:tab/>3</text:p>
          <text:p text:style-name="P64">2 <text:s/><text:a xlink:type="simple" xlink:href="#__RefHeading__4547_1948605489" text:style-name="Internet_20_link" text:visited-style-name="Internet_20_link">Using the extensions</text:a><text:tab/>5</text:p>
          <text:p text:style-name="P65">2.1 <text:s/><text:a xlink:type="simple" xlink:href="#__RefHeading__4549_1948605489" text:style-name="Internet_20_link" text:visited-style-name="Internet_20_link">Installing of the extensions</text:a><text:tab/>5</text:p>
          <text:p text:style-name="P65">2.2 <text:s/><text:a xlink:type="simple" xlink:href="#__RefHeading__4551_1948605489" text:style-name="Internet_20_link" text:visited-style-name="Internet_20_link">Using the extension</text:a><text:tab/>5</text:p>
          <text:p text:style-name="P65">2.3 <text:s/><text:a xlink:type="simple" xlink:href="#__RefHeading__4787_2050738568" text:style-name="Internet_20_link" text:visited-style-name="Internet_20_link">Exporting from the command line</text:a><text:tab/>5</text:p>
          <text:p text:style-name="P65">2.4 <text:s/><text:a xlink:type="simple" xlink:href="#__RefHeading__4559_1948605489" text:style-name="Internet_20_link" text:visited-style-name="Internet_20_link">Custom configuration</text:a><text:tab/>5</text:p>
          <text:p text:style-name="P65">2.5 <text:s/><text:a xlink:type="simple" xlink:href="#__RefHeading__4561_1948605489" text:style-name="Internet_20_link" text:visited-style-name="Internet_20_link">Configuration packages</text:a><text:tab/>6</text:p>
          <text:p text:style-name="P64">3 <text:s/><text:a xlink:type="simple" xlink:href="#__RefHeading__4563_1948605489" text:style-name="Internet_20_link" text:visited-style-name="Internet_20_link">Using the command line utility</text:a><text:tab/>10</text:p>
          <text:p text:style-name="P65">3.1 <text:s/><text:a xlink:type="simple" xlink:href="#__RefHeading__4565_1948605489" text:style-name="Internet_20_link" text:visited-style-name="Internet_20_link">How to install Writer2LaTeX for command line usage</text:a><text:tab/>10</text:p>
          <text:p text:style-name="P65">3.2 <text:s/><text:a xlink:type="simple" xlink:href="#__RefHeading__4567_1948605489" text:style-name="Internet_20_link" text:visited-style-name="Internet_20_link">Using the command line utility</text:a><text:tab/>11</text:p>
          <text:p text:style-name="P64">4 <text:s/><text:a xlink:type="simple" xlink:href="#__RefHeading__4569_1948605489" text:style-name="Internet_20_link" text:visited-style-name="Internet_20_link">Configuration</text:a><text:tab/>13</text:p>
          <text:p text:style-name="P65">4.1 <text:s/><text:a xlink:type="simple" xlink:href="#__RefHeading__4571_1948605489" text:style-name="Internet_20_link" text:visited-style-name="Internet_20_link">LaTeX configuration</text:a><text:tab/>13</text:p>
          <text:p text:style-name="P65">4.2 <text:s/><text:a xlink:type="simple" xlink:href="#__RefHeading___Toc5759_2058158955" text:style-name="Internet_20_link" text:visited-style-name="Internet_20_link">Parameters</text:a><text:tab/>29</text:p>
          <text:p text:style-name="P64">5 <text:s/><text:a xlink:type="simple" xlink:href="#__RefHeading__4585_1948605489" text:style-name="Internet_20_link" text:visited-style-name="Internet_20_link">Using Writer2LaTeX from another application</text:a><text:tab/>32</text:p>
          <text:p text:style-name="P65">5.1 <text:s/><text:a xlink:type="simple" xlink:href="#__RefHeading__4587_1948605489" text:style-name="Internet_20_link" text:visited-style-name="Internet_20_link">Using Writer2LaTeX from a Java application</text:a><text:tab/>32</text:p>
          <text:p text:style-name="P65">5.2 <text:s/><text:a xlink:type="simple" xlink:href="#__RefHeading__4589_1948605489" text:style-name="Internet_20_link" text:visited-style-name="Internet_20_link">Using Writer2LaTeX from a Basic macro</text:a><text:tab/>33</text:p>
          <text:p text:style-name="P65">5.3 <text:s/><text:a xlink:type="simple" xlink:href="#__RefHeading__4593_1948605489" text:style-name="Internet_20_link" text:visited-style-name="Internet_20_link">Converting from StarMath with a Basic macro</text:a><text:tab/>34</text:p>
          <text:p text:style-name="P64">6 <text:s/><text:a xlink:type="simple" xlink:href="#__RefHeading__4595_1948605489" text:style-name="Internet_20_link" text:visited-style-name="Internet_20_link">Troubleshooting</text:a><text:tab/>3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31">Three formats are supported:</text:span></text:p>
      <text:list xml:id="list926008621" text:style-name="L1">
        <text:list-item>
          <text:p text:style-name="P76"><text:span text:style-name="T31">You can convert </text:span>OpenDocument text documents to LaTeX 2e.</text:p>
        </text:list-item>
        <text:list-item>
          <text:p text:style-name="P76"><text:span text:style-name="T31">You can extract</text:span> bibliographic data from an OpenDocument text document and convert it to BibTeX format.</text:p>
        </text:list-item>
      </text:list>
      <text:p text:style-name="Text_20_body">Although Writer2LaTeX is a general OpenDocument converter, it is primarily designed for use with LibreOffice<text:note text:id="ftn1" text:note-class="footnote"><text:note-citation>1</text:note-citation><text:note-body><text:p text:style-name="P28">It <text:span text:style-name="T30">will probably</text:span> work with Apache OpenOffice <text:span text:style-name="T30">as well.</text:span></text:p></text:note-body></text:note>. You can use Writer2LaTeX</text:p>
      <text:list xml:id="list3415090605" text:style-name="L2">
        <text:list-item>
          <text:p text:style-name="P77">...as an <text:span text:style-name="T2">ex</text:span><text:span text:style-name="T3">tension</text:span> for <text:span text:style-name="T13">LibreOffice providing support for LaTeX </text:span><text:span text:style-name="T73">and</text:span><text:span text:style-name="T13"> BibTeX</text:span></text:p>
        </text:list-item>
        <text:list-item>
          <text:p text:style-name="P77">...as a <text:span text:style-name="T2">command line utility</text:span>, independent of <text:span text:style-name="T13">LibreOffice</text:span>.</text:p>
        </text:list-item>
        <text:list-item>
          <text:p text:style-name="P7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19">.</text:span></text:p>
      <text:h text:style-name="Heading_20_2" text:outline-level="2"><text:bookmark-start text:name="__RefHeading__4543_1948605489"/>More about <text:span text:style-name="T3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964905286" text:style-name="L3">
        <text:list-item>
          <text:p text:style-name="P78">You can use LaTeX as a typesetting engine for your LO documents: Writer2LaTeX can be configured to create a LaTeX document with as much formatting as possible preserved. Note that the resulting LaTeX source will be readable, but not very clean.</text:p>
          <text:p text:style-name="P7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78">If you need to continue the work on your document in LaTeX your primary interest may be the content rather than the formatting. Writer2LaTeX can instructed to <text:soft-page-break/>produce a LaTeX document which strips most of the formatting and hence produces a clean LaTeX source from <text:span text:style-name="T2">any</text:span> source document.</text:p>
        </text:list-item>
        <text:list-item>
          <text:p text:style-name="P78">Traditionally, LaTeX documents are written by hand using a text editor. Using a graphical frontend like LyX provides a more user friendly alternative. <text:span text:style-name="T19">The Writer2LaTeX extension features a toolbar, which provides the basic functionality for using </text:span>LO as a graphical frontend for LaTeX.</text:p>
        </text:list-item>
      </text:list>
      <text:h text:style-name="Heading_20_1" text:outline-level="1"><text:bookmark-start text:name="__RefHeading__4547_1948605489"/>Using the <text:span text:style-name="T19">extensions</text:span><text:bookmark-end text:name="__RefHeading__4547_1948605489"/></text:h>
      <text:h text:style-name="Heading_20_2" text:outline-level="2"><text:bookmark-start text:name="__RefHeading__4549_1948605489"/>Installing of the <text:span text:style-name="T19">extensions</text:span><text:bookmark-end text:name="__RefHeading__4549_1948605489"/></text:h>
      <text:p text:style-name="Text_20_body">Writer2LaTeX can work as an e<text:span text:style-name="T19">xtension</text:span> for <text:span text:style-name="T13">LibreOffice Writer:</text:span></text:p>
      <text:list xml:id="list1174645733" text:style-name="L4">
        <text:list-item>
          <text:p text:style-name="P79"><text:span text:style-name="T5">writer2latex.oxt</text:span> installs <text:span text:style-name="T19">support for</text:span> LaTeX and BibTeX export in Writer</text:p>
        </text:list-item>
      </text:list>
      <text:p text:style-name="Text_20_body"><text:span text:style-name="T2">Note</text:span>: Before you install th<text:span text:style-name="T19">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19">extension</text:span><text:bookmark-end text:name="__RefHeading__4551_1948605489"/></text:h>
      <text:p text:style-name="P5">The usage of the extension is described in the help files: Help – LO Help – Writer2LaTeX.</text:p>
      <text:h text:style-name="P67" text:outline-level="2"><text:bookmark-start text:name="__RefHeading__4787_2050738568"/>Exporting from the command line<text:bookmark-end text:name="__RefHeading__4787_2050738568"/></text:h>
      <text:p text:style-name="P6">You can also use the extension to export to <text:span text:style-name="T22">LaTeX/</text:span><text:span text:style-name="T73">BibTeX</text:span> from the command line. For example to export to <text:span text:style-name="T73">LaTeX</text:span>, use the command line</text:p>
      <text:p text:style-name="P31">soffice --headless --convert-to <text:span text:style-name="T73">tex</text:span>:org.openoffice.da.writer2<text:span text:style-name="T73">latex</text:span> document.odt</text:p>
      <text:p text:style-name="P8">Note that this does not work if LO is already running.</text:p>
      <text:p text:style-name="P22">The paramter is the file extension followed by a colon, followed by a filter name. <text:span text:style-name="T23">The </text:span><text:span text:style-name="T73">filter name for BibTeX is </text:span><text:span text:style-name="Source_20_Text"><text:span text:style-name="T73">org.openoffice.da.writer2bibtex</text:span></text:span><text:span text:style-name="T73">.</text:span></text:p>
      <text:p text:style-name="P7">If you are using LO version 4.3.2 or later, you can also pass options to the filter. For example to export to LaTeX with pdfTeX as the backend using latin1 as the input encoding, use the command line</text:p>
      <text:p text:style-name="P32">soffice --headless --convert-to <text:span text:style-name="T24">tex</text:span>:org.openoffice.da.writer2<text:span text:style-name="T24">latex:backend=pdftex,inputencoding=latin1</text:span> document.odt</text:p>
      <text:p text:style-name="P7">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ext:h text:style-name="P68"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oft-page-break/><text:span text:style-name="T5">Tools – Options – Writer2LaTeX</text:span>. <text:s/></text:p>
      <text:p text:style-name="Text_20_body">All three exporters uses a configuration file in the user installation folder for LO.</text:p>
      <text:list xml:id="list3956983719" text:style-name="L5">
        <text:list-item>
          <text:p text:style-name="P80">On unix-like systems this folder will usually be something like</text:p>
          <text:p text:style-name="P81"><text:span text:style-name="Source_20_Text">home directory/.</text:span><text:span text:style-name="Source_20_Text"><text:span text:style-name="T14">config/libreoffce/4</text:span></text:span><text:span text:style-name="Source_20_Text">/user</text:span></text:p>
        </text:list-item>
        <text:list-item>
          <text:p text:style-name="P80">On Windows it will usually be something like</text:p>
          <text:p text:style-name="P80"><text:span text:style-name="Source_20_Text">C:\Documents and Settings\username\OpenOffice.org2\user</text:span></text:p>
          <text:p text:style-name="P80">or</text:p>
          <text:p text:style-name="P80"><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80">(Note that this directory may be hidden.)</text:p>
        </text:list-item>
      </text:list>
      <text:p text:style-name="Text_20_body"><text:span text:style-name="T31">The LaTeX export </text:span>uses a file named <text:span text:style-name="Source_20_Text">writer2latex.xml</text:span>. Th<text:span text:style-name="T73">is</text:span> file <text:span text:style-name="T73">is</text:span>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1812265644" text:style-name="L6">
        <text:list-item>
          <text:p text:style-name="P82">A configuration file for Writer2LaTeX, see section <text:reference-ref text:reference-format="chapter" text:ref-name="latex-config">4</text:reference-ref>.</text:p>
        </text:list-item>
        <text:list-item>
          <text:p text:style-name="P82">An LO template.</text:p>
        </text:list-item>
        <text:list-item>
          <text:p text:style-name="P82">An LO registry file to glue the parts together.</text:p>
        </text:list-item>
      </text:list>
      <text:p text:style-name="Text_20_body">The Writer2LaTeX distribution contains a sample configuration package <text:span text:style-name="T7">writer2latex</text:span><text:span text:style-name="T5">-config.oxt</text:span> that demonstrates this.</text:p>
      <text:p text:style-name="Text_20_body">As a demonstration of the principles of configuration packages, you can install this into LO using the Extension Manager:</text:p>
      <text:list xml:id="list778242220" text:style-name="L7">
        <text:list-item>
          <text:p text:style-name="P83">If you export to <text:span text:style-name="T64">LaTeX</text:span>, the dialog will show an additional entry <text:span text:style-name="T74">TODO</text:span>.</text:p>
        </text:list-item>
        <text:list-item>
          <text:p text:style-name="P83">If you open <text:span text:style-name="T5">Templates and Documents</text:span> in LO you will find a new folder <text:span text:style-name="T8">writer2latex</text:span><text:span text:style-name="T5">-config</text:span>. This folder contains a Writer template. If you create a document based on this template, <text:span text:style-name="T67">TODO</text:span> will be preselected when you export to <text:span text:style-name="T64">LaTeX</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text:span text:style-name="T74">w</text:span>riter2<text:span text:style-name="T74">latex</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Preformatted_20_Text"><text:s text:c="4"/>&lt;node oor:name="<text:span text:style-name="T60">LaTeX</text:span>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text:soft-page-break/>(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63">LaTeX export</text:p>
      <text:p text:style-name="Text_20_body_20_left_20_justified"><text:span text:style-name="Source_20_Text">backend, inputencoding, </text:span><text:span text:style-name="Source_20_Text"><text:span text:style-name="T32">script, </text:span></text:span><text:span text:style-name="Source_20_Text">multilingual, </text:span><text:span text:style-name="Source_20_Text"><text:span text:style-name="T20">font,</text:span></text:span><text:span text:style-name="Source_20_Text"> </text:span><text:span text:style-name="Source_20_Text"><text:span text:style-name="T35">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t:span><text:span text:style-name="Source_20_Text"><text:span text:style-name="T72">la</text:span></text:span><text:span text:style-name="Source_20_Text">tex, bib</text:span><text:span text:style-name="Source_20_Text"><text:span text:style-name="T72">la</text:span></text:span><text:span text:style-name="Source_20_Text">tex_</text:span><text:span text:style-name="Source_20_Text"><text:span text:style-name="T72">options</text:span></text:span><text:span text:style-name="Source_20_Text">, wrap_lines_after, split_linked_sections, split_toplevel_sections, save_images_in_subdir, notes, metadata, </text:span><text:span text:style-name="Source_20_Text"><text:span text:style-name="T15">display_hidden_text,</text:span></text:span><text:span text:style-name="Source_20_Text"> original_image_size, simple_table_limit, float_tables, float_figures, float_options, </text:span><text:span text:style-name="Source_20_Text"><text:span text:style-name="T33">convert_index_names,</text:span></text:span><text:span text:style-name="Source_20_Text"> ignore_hard_page_breaks, ignore_hard_line_breaks, ignore_empty_paragraphs, </text:span><text:soft-page-break/><text:span text:style-name="Source_20_Text">ignore_double_spaces</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443980416" text:style-name="L8">
        <text:list-item>
          <text:p text:style-name="P84">Unzip <text:span text:style-name="Source_20_Text">writer2latex</text:span><text:span text:style-name="Source_20_Text"><text:span text:style-name="T28">194alpha</text:span></text:span><text:span text:style-name="Source_20_Text">.zip</text:span> into some directory. This will create a subdirectory <text:span text:style-name="Source_20_Text">writer2latex</text:span><text:span text:style-name="Source_20_Text"><text:span text:style-name="T29">19</text:span></text:span>.</text:p>
        </text:list-item>
        <text:list-item>
          <text:p text:style-name="P8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6">7</text:span>.0_<text:span text:style-name="T16">67</text:span>\bin\java”</text:p>
      <text:h text:style-name="Heading_20_3" text:outline-level="3">Installation for Unix and friends</text:h>
      <text:list xml:id="list1174429673" text:style-name="L9">
        <text:list-item>
          <text:p text:style-name="P85">Unzip <text:span text:style-name="Source_20_Text">writer2latex1</text:span><text:span text:style-name="Source_20_Text"><text:span text:style-name="T28">94alpha</text:span></text:span><text:span text:style-name="Source_20_Text">.zip</text:span> into some directory. This will create a subdirectory <text:span text:style-name="Source_20_Text">writer2latex</text:span><text:span text:style-name="Source_20_Text"><text:span text:style-name="T29">19</text:span></text:span>.</text:p>
        </text:list-item>
        <text:list-item>
          <text:p text:style-name="P85">Add this directory to your PATH environment variable (optional but recommended).</text:p>
        </text:list-item>
        <text:list-item>
          <text:p text:style-name="P85">Add execute permissions to <text:span text:style-name="Source_20_Text">w2l</text:span> as follows:</text:p>
          <text:p text:style-name="P73">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1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506797396336">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506797430912">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4506797431952">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4506797433360">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
          </table:table-cell>
          <table:covered-table-cell/>
        </table:table-row>
        <table:table-row table:style-name="TableLine94506797434304">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4506797434944">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4506797436736">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4506797437536">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4506797438336">
                <table:table-cell table:style-name="Tabel3.A2" office:value-type="string">
                  <text:p text:style-name="P59"><text:span text:style-name="Source_20_Text">-</text:span><text:span text:style-name="Source_20_Text"><text:span text:style-name="T51">formatted</text:span></text:span></text:p>
                </table:table-cell>
                <table:table-cell table:style-name="Tabel3.B2.2.1" office:value-type="string">
                  <text:p text:style-name="P60">Load the LaTeX format <text:span text:style-name="T2">formattted</text:span></text:p>
                </table:table-cell>
              </table:table-row>
            </table:table>
          </table:table-cell>
          <table:covered-table-cell/>
        </table:table-row>
        <table:table-row table:style-name="TableLine9450679743961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text:soft-page-break/>Examples converting to BibTeX from the command line</text:h>
      <text:p text:style-name="Text_20_body">Writer2<text:span text:style-name="T3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t:span text:style-name="T72">la</text:span>tex" value="false" /&gt;</text:p>
      <text:p text:style-name="Preformatted_20_Text"><text:s text:c="2"/>&lt;option name="bib<text:span text:style-name="T72">la</text:span>tex_<text:span text:style-name="T72">options</text:span>" value="<text:span text:style-name="T59">style=alphabetic</text:span>" /&gt;</text:p>
      <text:p text:style-name="Preformatted_20_Text"><text:s text:c="2"/>&lt;option name="formatting" value="convert_basic" /&gt;</text:p>
      <text:p text:style-name="Preformatted_20_Text"><text:s text:c="2"/>&lt;option name="<text:span text:style-name="T40">use_geometry</text:span>" value="<text:span text:style-name="T40">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2">three</text:span> standard configuration files:</text:p>
      <text:list xml:id="list1570607693" text:style-name="L10">
        <text:list-item>
          <text:p text:style-name="P86"><text:span text:style-name="Source_20_Text">ultraclean.xml</text:span> to produce a <text:span text:style-name="T1">clean</text:span> LaTeX file, ie. almost all the formatting is ignored.</text:p>
        </text:list-item>
        <text:list-item>
          <text:p text:style-name="P86"><text:span text:style-name="Source_20_Text">clean.xml</text:span> is a less radical version; preserves hyperlinks, color and some character formatting.</text:p>
        </text:list-item>
        <text:list-item>
          <text:p text:style-name="P87"><text:span text:style-name="Source_20_Text"><text:span text:style-name="T51">formatted.xml</text:span></text:span><text:span text:style-name="T51"> to produce a LaTeX file which preserves the formatting supported by </text:span><text:soft-page-break/><text:span text:style-name="T51">standard LaTeX packages, like e.g. headings, background colors in tables. This will produce good results for a well structured document.</text:span></text:p>
        </text:list-item>
      </text:list>
      <text:p text:style-name="Text_20_body">In addition, you can find a sample configuration file suitable for documents originating from Google Docs in the direct<text:span text:style-name="T70">o</text:span>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4506797507632">
          <table:table-cell table:style-name="Tabel12.A1" office:value-type="string">
            <text:p text:style-name="Table_20_Contents"><text:span text:style-name="Source_20_Text">documentclass</text:span></text:p>
          </table:table-cell>
          <table:table-cell table:style-name="Tabel12.B1" office:value-type="string">
            <text:p text:style-name="P62">This options defines the name of the LaTeX documentclass to use (default is <text:bookmark-start text:name="__DdeLink__5727_16500506"/><text:span text:style-name="Source_20_Text">article</text:span><text:bookmark-end text:name="__DdeLink__5727_16500506"/>). <text:span text:style-name="T69">The option has three special “magic” values </text:span><text:span text:style-name="Source_20_Text"><text:span text:style-name="T69">article*</text:span></text:span><text:span text:style-name="T69">, </text:span><text:span text:style-name="Source_20_Text"><text:span text:style-name="T69">report*</text:span></text:span><text:span text:style-name="T69">, and </text:span><text:span text:style-name="Source_20_Text"><text:span text:style-name="T69">book*</text:span></text:span><text:span text:style-name="T69">. This selects the standard LaTeX documentclasses (without the asterisk), but as a side effect it also determines the </text:span><text:span text:style-name="Source_20_Text"><text:span text:style-name="T69">heading-map</text:span></text:span><text:span text:style-name="T69"> (which will be ignored if it is present in the configuration file).</text:span></text:p>
          </table:table-cell>
        </table:table-row>
        <table:table-row table:style-name="TableLine94506797476832">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4506797471296">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4506797536304">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text:span text:style-name="T71">utf8</text:span></text:span> (default), <text:span text:style-name="Source_20_Text"><text:span text:style-name="T71">ascii</text:span></text:span>,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T71">or</text:span> <text:span text:style-name="Source_20_Text">koi8-r</text:span>. This option has no effect if the backend is XeTeX, in this case the encoding is always utf-8.</text:p>
          </table:table-cell>
        </table:table-row>
        <text:soft-page-break/>
        <table:table-row table:style-name="TableLine94506797500880">
          <table:table-cell table:style-name="Tabel12.A2" office:value-type="string">
            <text:p text:style-name="P44"><text:span text:style-name="Source_20_Text">script</text:span></text:p>
          </table:table-cell>
          <table:table-cell table:style-name="Tabel12.B2" office:value-type="string">
            <text:p text:style-name="P12">This option is used to specify the main script used in the document. It can have any of the values <text:span text:style-name="Source_20_Text">western</text:span> (scripts based on the latin, cyrillic, greek and armnian alphabet, <text:span text:style-name="T53">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53">nd</text:span> is not XeTeX.</text:p>
          </table:table-cell>
        </table:table-row>
        <table:table-row table:style-name="TableLine94506797480464">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4506797604800">
          <table:table-cell table:style-name="Tabel12.A2" office:value-type="string">
            <text:p text:style-name="P40"><text:span text:style-name="Source_20_Text"><text:span text:style-name="T21">font</text:span></text:span></text:p>
          </table:table-cell>
          <table:table-cell table:style-name="Tabel12.B2" office:value-type="string">
            <text:p text:style-name="P9">This option is used to select a font scheme. Supported values are <text:span text:style-name="Source_20_Text"><text:span text:style-name="T25">default</text:span></text:span><text:span text:style-name="T25">, </text:span><text:span text:style-name="Source_20_Text"><text:span text:style-name="T25">cmbright</text:span></text:span><text:span text:style-name="T25">, </text:span><text:span text:style-name="Source_20_Text"><text:span text:style-name="T25">ccfonts</text:span></text:span><text:span text:style-name="T25">, </text:span><text:span text:style-name="Source_20_Text"><text:span text:style-name="T25">ccfonts-euler</text:span></text:span><text:span text:style-name="T25">, </text:span><text:span text:style-name="Source_20_Text"><text:span text:style-name="T25">iwona</text:span></text:span><text:span text:style-name="T25">, </text:span><text:span text:style-name="Source_20_Text"><text:span text:style-name="T25">kurier</text:span></text:span><text:span text:style-name="T25">, </text:span><text:span text:style-name="Source_20_Text"><text:span text:style-name="T25">anttor</text:span></text:span><text:span text:style-name="T25">, </text:span><text:span text:style-name="Source_20_Text"><text:span text:style-name="T25">kmath-kerkis</text:span></text:span><text:span text:style-name="T25">, </text:span><text:span text:style-name="Source_20_Text"><text:span text:style-name="T25">fouriernc</text:span></text:span><text:span text:style-name="T25">, </text:span><text:span text:style-name="Source_20_Text"><text:span text:style-name="T25">pxfonts</text:span></text:span><text:span text:style-name="T25">, </text:span><text:span text:style-name="Source_20_Text"><text:span text:style-name="T25">mathpazo</text:span></text:span><text:span text:style-name="T25">, </text:span><text:span text:style-name="Source_20_Text"><text:span text:style-name="T25">mathpple</text:span></text:span><text:span text:style-name="T25">, </text:span><text:span text:style-name="Source_20_Text"><text:span text:style-name="T25">txfonts</text:span></text:span><text:span text:style-name="T25">, </text:span><text:span text:style-name="Source_20_Text"><text:span text:style-name="T25">mathptmx</text:span></text:span><text:span text:style-name="T25">, </text:span><text:span text:style-name="Source_20_Text"><text:span text:style-name="T25">arev</text:span></text:span><text:span text:style-name="T25">, </text:span><text:span text:style-name="Source_20_Text"><text:span text:style-name="T25">charter-mathdesign</text:span></text:span><text:span text:style-name="T25">, </text:span><text:span text:style-name="Source_20_Text"><text:span text:style-name="T25">utopia-mathdesign</text:span></text:span><text:span text:style-name="T25">, </text:span><text:span text:style-name="Source_20_Text"><text:span text:style-name="T25">fourier</text:span></text:span>. <text:span text:style-name="T35">This option has no effect if </text:span><text:span text:style-name="Source_20_Text"><text:span text:style-name="T35">backend</text:span></text:span><text:span text:style-name="T35"> is </text:span><text:span text:style-name="Source_20_Text"><text:span text:style-name="T35">xetex</text:span></text:span><text:span text:style-name="T35">. In this case the </text:span><text:span text:style-name="Source_20_Text"><text:span text:style-name="T35">fontspec</text:span></text:span><text:span text:style-name="T35"> option is used.</text:span></text:p>
          </table:table-cell>
        </table:table-row>
        <table:table-row table:style-name="TableLine94506797603440">
          <table:table-cell table:style-name="Tabel12.A2" office:value-type="string">
            <text:p text:style-name="P45"><text:span text:style-name="Source_20_Text"><text:span text:style-name="T21">fontspec</text:span></text:span></text:p>
          </table:table-cell>
          <table:table-cell table:style-name="Tabel12.B2" office:value-type="string">
            <text:p text:style-name="P14">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4506797597440">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3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4506797585088">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4506797513712">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4506797593424">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4506797589104">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4506797558032">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4506797574656">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4506797552864">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span text:style-name="T72">La</text:span>TeX)</text:h>
      <text:p text:style-name="Text_20_body">These options controls the handling of the bibliography.</text:p>
      <table:table table:name="Tabel13" table:style-name="Tabel13">
        <table:table-column table:style-name="Tabel13.A"/>
        <table:table-column table:style-name="Tabel13.B"/>
        <table:table-row table:style-name="TableLine94506797607824">
          <table:table-cell table:style-name="Tabel13.A1" office:value-type="string">
            <text:p text:style-name="Table_20_Contents"><text:span text:style-name="Source_20_Text">use_bib</text:span><text:span text:style-name="Source_20_Text"><text:span text:style-name="T72">la</text:span></text:span><text:span text:style-name="Source_20_Text">tex</text:span><text:span text:style-name="Source_20_Text"><text:note text:id="ftn3" text:note-class="footnote"><text:note-citation>3</text:note-citation><text:note-body><text:p text:style-name="P30">This option replaces the option <text:span text:style-name="source-footnote">use_bibtex</text:span> from versions prior to 2.0</text:p></text:note-body></text:note></text:span></text:p>
          </table:table-cell>
          <table:table-cell table:style-name="Tabel13.B1" office:value-type="string">
            <text:p text:style-name="Text_20_body">Setting this option to <text:span text:style-name="Source_20_Text">true</text:span> enables the use of <text:span text:style-name="T72">the </text:span>Bib<text:span text:style-name="T72">La</text:span>TeX <text:span text:style-name="T72">package </text:span><text:span text:style-name="Source_20_Text"><text:span text:style-name="T72">biblatex.sty</text:span></text:span><text:span text:style-name="T72"> </text:span>for bibliography generation. If it is set to <text:span text:style-name="Source_20_Text">false</text:span> (default), the bibliography is included as static text.</text:p>
          </table:table-cell>
        </table:table-row>
        <table:table-row table:style-name="TableLine94506797573376">
          <table:table-cell table:style-name="Tabel13.A2" office:value-type="string">
            <text:p text:style-name="Table_20_Contents"><text:span text:style-name="Source_20_Text">bib</text:span><text:span text:style-name="Source_20_Text"><text:span text:style-name="T72">latex_options</text:span></text:span><text:span text:style-name="Source_20_Text"><text:note text:id="ftn4" text:note-class="footnote"><text:note-citation>4</text:note-citation><text:note-body><text:p text:style-name="P30">This option replaces the option <text:span text:style-name="source-footnote">bibtex_style</text:span> from versions prior to 2.0</text:p></text:note-body></text:note></text:span></text:p>
          </table:table-cell>
          <table:table-cell table:style-name="Tabel13.B2" office:value-type="string">
            <text:p text:style-name="Text_20_body">This option <text:span text:style-name="T63">sets the options to</text:span> Bib<text:span text:style-name="T72">La</text:span>TeX <text:span text:style-name="T72">(default is empty).</text:span></text:p>
          </table:table-cell>
        </table:table-row>
        <table:table-row table:style-name="TableLine94506797591120">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span><text:span text:style-name="Source_20_Text"><text:span text:style-name="T72">la</text:span></text:span><text:span text:style-name="Source_20_Text">tex</text:span> is set to <text:span text:style-name="Source_20_Text">true</text:span>).</text:p>
          </table:table-cell>
        </table:table-row>
        <table:table-row table:style-name="TableLine94506797570752">
          <table:table-cell table:style-name="Tabel13.A2" office:value-type="string">
            <text:p text:style-name="P43"><text:span text:style-name="Source_20_Text">bibtex_</text:span><text:span text:style-name="Source_20_Text"><text:span text:style-name="T27">encoding</text:span></text:span></text:p>
          </table:table-cell>
          <table:table-cell table:style-name="Tabel13.B2" office:value-type="string">
            <text:p text:style-name="P11">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text:p>
          </table:table-cell>
        </table:table-row>
        <text:soft-page-break/>
        <table:table-row table:style-name="TableLine94506797571344">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72">la</text:span></text:span><text:span text:style-name="Source_20_Text">tex</text:span> is set to <text:span text:style-name="Source_20_Text">true</text:span>, Zotero references in the document will be interpreted as keys in these files. Also the Zotero bibliography, if any, will be exported as a LaTeX bibliography. Otherwise (default), Zotero references and bibliography will be exported as text.</text:p>
          </table:table-cell>
        </table:table-row>
        <table:table-row table:style-name="TableLine94506797563056">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72">la</text:span></text:span><text:span text:style-name="Source_20_Text">tex</text:span> is set to <text:span text:style-name="Source_20_Text">true</text:span>, JabRef references in the document will be interpreted as keys in these files. Also the JabRef bibliography, if any, will be exported as a LaTeX bibliography. Otherwise (default), JabRef references and bibliography will be exported as text.</text:p>
          </table:table-cell>
        </table:table-row>
        <table:table-row table:style-name="TableLine94506797563648">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4506797548640">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4506797539664">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style-name="TableLine94506797541056">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style-name="TableLine94506797541696">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4506797542288">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4506797636048">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4506797637040">
          <table:table-cell table:style-name="Tabel16.A1" office:value-type="string">
            <text:p text:style-name="P56"><text:span text:style-name="Source_20_Text">use_tikz</text:span></text:p>
          </table:table-cell>
          <table:table-cell table:style-name="Tabel16.B1" office:value-type="string">
            <text:p text:style-name="P21">Setting this option to <text:span text:style-name="Source_20_Text">true</text:span> (default) exports drawings using the drawing package <text:span text:style-name="Source_20_Text">tikz.sty</text:span>. <text:span text:style-name="T52">This only affects drawing shapes inserted directly in Writer, not embedded Draw documents. If the option is set to </text:span><text:span text:style-name="Source_20_Text"><text:span text:style-name="T49">false</text:span></text:span><text:span text:style-name="T49">, drawing shapes are not exported.</text:span></text:p>
          </table:table-cell>
        </table:table-row>
        <table:table-row table:style-name="TableLine94506797668800">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style-name="TableLine94506797670000">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style-name="TableLine94506797670640">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able:table-row table:style-name="TableLine94506797671280">
          <table:table-cell table:style-name="Tabel16.A2" office:value-type="string">
            <text:p text:style-name="Table_20_Contents"><text:span text:style-name="Source_20_Text">convert_index_names</text:span></text:p>
          </table:table-cell>
          <table:table-cell table:style-name="Tabel16.B2" office:value-type="string">
            <text:p text:style-name="P13">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4506797671920">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style-name="TableLine94506797672512">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50">Set this </text:span>option <text:span text:style-name="T50">to </text:span><text:span text:style-name="Source_20_Text"><text:span text:style-name="T50">true</text:span></text:span><text:span text:style-name="T50">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4506797673152">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4506797673792">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4506797674784">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4506797703456">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4506797704560">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4506797705152">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4506797705744">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36">x</text:span></text:span><text:span text:style-name="Source_20_Text">color</text:span> to <text:span text:style-name="Source_20_Text">true</text:span>.</text:p>
          </table:table-cell>
        </table:table-row>
        <table:table-row table:style-name="TableLine94506797706336">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4506797706928">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4506797707568">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4506797708208">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4506797709280">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4506797718880">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4506797720176">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4506797720816">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4506797735824">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4506797736704">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4506797737296">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4506797737888">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068089792" text:style-name="L11">
              <text:list-item>
                <text:p text:style-name="P74"><text:span text:style-name="Source_20_Text">ignore_all</text:span> will instruct Writer2LaTeX to ignore <text:span text:style-name="T2">all</text:span> character, paragraph, heading, list and footnote formatting contained in the document.</text:p>
              </text:list-item>
              <text:list-item>
                <text:p text:style-name="P74"><text:span text:style-name="Source_20_Text">ignore_most</text:span> will preserve basic character formatting.</text:p>
              </text:list-item>
              <text:list-item>
                <text:p text:style-name="P74"><text:span text:style-name="Source_20_Text">convert_basic</text:span> (default) will preserve basic character formatting, paragraph justification and all numberings (lists, headings, footnotes).</text:p>
              </text:list-item>
              <text:list-item>
                <text:p text:style-name="P7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4"><text:span text:style-name="Source_20_Text">convert_all</text:span> will preserve <text:span text:style-name="T2">all</text:span> supported formatting.</text:p>
              </text:list-item>
            </text:list>
          </table:table-cell>
        </table:table-row>
        <table:table-row table:style-name="TableLine94506797766928">
          <table:table-cell table:style-name="Tabel18.A2" office:value-type="string">
            <text:p text:style-name="P47"><text:span text:style-name="Source_20_Text">use_titlesec</text:span></text:p>
          </table:table-cell>
          <table:table-cell table:style-name="Tabel18.B2" office:value-type="string">
            <text:p text:style-name="P47"><text:bookmark-start text:name="__DdeLink__4726_2283172132"/>Setting this option to <text:span text:style-name="Source_20_Text">true</text:span> will export the formatting of headings <text:bookmark-start text:name="__DdeLink__3438_3735117797"/>using the package <text:bookmark-start text:name="__DdeLink__3435_3735117797"/><text:span text:style-name="Source_20_Text">titlesec.sty</text:span><text:bookmark-end text:name="__DdeLink__3438_3735117797"/><text:bookmark-end text:name="__DdeLink__3435_3735117797"/>.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4506797864672">
          <table:table-cell table:style-name="Tabel18.A2" office:value-type="string">
            <text:p text:style-name="P47"><text:bookmark-start text:name="__DdeLink__4720_2283172132"/><text:span text:style-name="Source_20_Text">outline_numbering</text:span><text:bookmark-end text:name="__DdeLink__4720_2283172132"/></text:p>
          </table:table-cell>
          <table:table-cell table:style-name="Tabel18.B2" office:value-type="string">
            <text:p text:style-name="P47"><text:bookmark-start text:name="__DdeLink__4724_2283172132"/>Setting this option to <text:span text:style-name="Source_20_Text">true</text:span> <text:span text:style-name="T37">(default) </text:span>will export the outline numbering. <text:span text:style-name="T37">If the option is set to </text:span><text:span text:style-name="Source_20_Text">false</text:span>, the default numbering from the LaTeX document class will be used.<text:bookmark-end text:name="__DdeLink__4724_2283172132"/></text:p>
          </table:table-cell>
        </table:table-row>
        <table:table-row table:style-name="TableLine94506797864928">
          <table:table-cell table:style-name="Tabel18.A2" office:value-type="string">
            <text:p text:style-name="P75"><text:span text:style-name="Source_20_Text"><text:span text:style-name="T55">u</text:span></text:span><text:span text:style-name="Source_20_Text"><text:span text:style-name="T56">se_</text:span></text:span><text:span text:style-name="Source_20_Text"><text:span text:style-name="T58">parskip</text:span></text:span></text:p>
          </table:table-cell>
          <table:table-cell table:style-name="Tabel18.B2" office:value-type="string">
            <text:p text:style-name="P75"><text:span text:style-name="T55">Setting this option to </text:span><text:bookmark-start text:name="__DdeLink__3433_3735117797"/><text:span text:style-name="Source_20_Text"><text:span text:style-name="T55">true</text:span></text:span><text:bookmark-end text:name="__DdeLink__3433_3735117797"/><text:span text:style-name="T55"> </text:span><text:span text:style-name="T37">(default </text:span><text:span text:style-name="T76">is </text:span><text:span text:style-name="Source_20_Text"><text:span text:style-name="T55">true</text:span></text:span><text:span text:style-name="T37">) </text:span><text:span text:style-name="T55">will </text:span><text:span text:style-name="T65">export the distance between paragraphs and the indentation of the first line in paragraphs using the package </text:span><text:span text:style-name="Source_20_Text"><text:span text:style-name="T76">parskip</text:span></text:span><text:span text:style-name="Source_20_Text"><text:span text:style-name="T55">.sty</text:span></text:span><text:span text:style-name="T65">. This pacakge uses the same value for all paragraphs, and Writer2LaTeX will choose the most common values in the source document.</text:span></text:p>
          </table:table-cell>
        </table:table-row>
        <table:table-row table:style-name="TableLine94506797864928">
          <table:table-cell table:style-name="Tabel18.A2" office:value-type="string">
            <text:p text:style-name="P61"><text:bookmark-start text:name="__DdeLink__4730_2283172132"/><text:bookmark-start text:name="__DdeLink__3429_3735117797"/><text:span text:style-name="Source_20_Text"><text:span text:style-name="T55">u</text:span></text:span><text:span text:style-name="Source_20_Text"><text:span text:style-name="T56">se_e</text:span></text:span><text:span text:style-name="Source_20_Text"><text:span text:style-name="T57">n</text:span></text:span><text:span text:style-name="Source_20_Text"><text:span text:style-name="T56">umitem</text:span></text:span><text:bookmark-end text:name="__DdeLink__4730_2283172132"/><text:bookmark-end text:name="__DdeLink__3429_3735117797"/></text:p>
          </table:table-cell>
          <table:table-cell table:style-name="Tabel18.B2" office:value-type="string">
            <text:p text:style-name="P75"><text:bookmark-start text:name="__DdeLink__3431_3735117797"/><text:span text:style-name="T55">Setting this option to </text:span><text:span text:style-name="Source_20_Text"><text:span text:style-name="T55">true</text:span></text:span><text:span text:style-name="T55"> </text:span><text:span text:style-name="T37">(default) </text:span><text:span text:style-name="T55">will export the </text:span><text:span text:style-name="T61">labels of numbered and unnumbered lists </text:span><text:span text:style-name="T66">using the package </text:span><text:bookmark-start text:name="__DdeLink__3435_37351177971"/><text:span text:style-name="Source_20_Text"><text:span text:style-name="T55">titlesec.sty</text:span></text:span><text:bookmark-end text:name="__DdeLink__3435_37351177971"/><text:span text:style-name="Source_20_Text"><text:span text:style-name="T55"> </text:span></text:span><text:span text:style-name="T55">. </text:span><text:span text:style-name="T37">If the option is set to </text:span><text:span text:style-name="Source_20_Text"><text:span text:style-name="T55">false</text:span></text:span><text:span text:style-name="T55">, the default numbering from </text:span><text:span text:style-name="T61">LaTeX’s standard enumerate and itemize environments will be used.</text:span><text:bookmark-end text:name="__DdeLink__3431_3735117797"/></text:p>
          </table:table-cell>
        </table:table-row>
        <text:soft-page-break/>
        <table:table-row table:style-name="TableLine94506797865408">
          <table:table-cell table:style-name="Tabel18.A2" office:value-type="string">
            <text:p text:style-name="P48"><text:span text:style-name="Source_20_Text"><text:span text:style-name="T54">list_layout</text:span></text:span></text:p>
          </table:table-cell>
          <table:table-cell table:style-name="Tabel18.B2" office:value-type="string">
            <text:p text:style-name="P61"><text:bookmark-start text:name="__DdeLink__4733_2283172132"/><text:span text:style-name="T55">Setting this option to </text:span><text:bookmark-start text:name="__DdeLink__4728_2283172132"/><text:span text:style-name="Source_20_Text"><text:span text:style-name="T55">true</text:span></text:span><text:bookmark-end text:name="__DdeLink__4728_2283172132"/><text:span text:style-name="T55"> will export the </text:span><text:span text:style-name="T61">layout of lists (indentation and alignment of label)</text:span><text:span text:style-name="T55"> of </text:span><text:span text:style-name="T61">lists</text:span><text:span text:style-name="T55"> using the package </text:span><text:span text:style-name="Source_20_Text"><text:span text:style-name="T54">enumitem.sty</text:span></text:span><text:span text:style-name="T55">. </text:span><text:span text:style-name="T54">This requires that </text:span><text:span text:style-name="Source_20_Text"><text:span text:style-name="T55">u</text:span></text:span><text:span text:style-name="Source_20_Text"><text:span text:style-name="T56">se_emumitem</text:span></text:span><text:span text:style-name="T54"> is also </text:span><text:span text:style-name="Source_20_Text"><text:span text:style-name="T55">true</text:span></text:span><text:span text:style-name="T54">. </text:span><text:span text:style-name="T55">Default is </text:span><text:span text:style-name="Source_20_Text"><text:span text:style-name="T55">false</text:span></text:span><text:span text:style-name="T55">, which means that the converted document will use the default </text:span><text:span text:style-name="T54">lauout of LaTeX’s standard enumerate and itemize environments.</text:span><text:bookmark-end text:name="__DdeLink__4733_2283172132"/></text:p>
          </table:table-cell>
        </table:table-row>
        <table:table-row table:style-name="TableLine94506797866000">
          <table:table-cell table:style-name="Tabel18.A2" office:value-type="string">
            <text:p text:style-name="P48"><text:bookmark-start text:name="__DdeLink__4722_2283172132"/><text:span text:style-name="Source_20_Text"><text:span text:style-name="T54">list_styles</text:span></text:span><text:bookmark-end text:name="__DdeLink__4722_2283172132"/></text:p>
          </table:table-cell>
          <table:table-cell table:style-name="Tabel18.B2" office:value-type="string">
            <text:p text:style-name="P61"><text:span text:style-name="T55">Setting this option to </text:span><text:bookmark-start text:name="__DdeLink__4728_22831721321"/><text:span text:style-name="Source_20_Text"><text:span text:style-name="T55">true</text:span></text:span><text:bookmark-end text:name="__DdeLink__4728_22831721321"/><text:span text:style-name="T55"> will </text:span><text:span text:style-name="T54">create new list styles in the preamble for all lists formatted with a list style </text:span><text:span text:style-name="T55">using the package </text:span><text:span text:style-name="Source_20_Text"><text:span text:style-name="T54">enumitem.sty</text:span></text:span><text:span text:style-name="T55">. </text:span><text:span text:style-name="T54">This requires that </text:span><text:span text:style-name="Source_20_Text"><text:span text:style-name="T55">u</text:span></text:span><text:span text:style-name="Source_20_Text"><text:span text:style-name="T56">se_emumitem</text:span></text:span><text:span text:style-name="T54"> is also </text:span><text:span text:style-name="Source_20_Text"><text:span text:style-name="T55">true</text:span></text:span><text:span text:style-name="T54">. This setting has the side effect that the number of levels is not restricted to four as in LaTeX’s default lisrt. </text:span><text:span text:style-name="T55">Default is </text:span><text:span text:style-name="Source_20_Text"><text:span text:style-name="T55">false</text:span></text:span><text:span text:style-name="T55">, which means that </text:span><text:span text:style-name="T54">list formatting will be applied directly to enumerate and itemize enviroments.</text:span></text:p>
          </table:table-cell>
        </table:table-row>
        <table:table-row table:style-name="TableLine94506797866592">
          <table:table-cell table:style-name="Tabel18.A2" office:value-type="string">
            <text:p text:style-name="P46"><text:span text:style-name="Source_20_Text">use_longfbox</text:span></text:p>
          </table:table-cell>
          <table:table-cell table:style-name="Tabel18.B2" office:value-type="string">
            <text:p text:style-name="P4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4506797867184">
          <table:table-cell table:style-name="Tabel18.A2" office:value-type="string">
            <text:p text:style-name="Table_20_Contents"><text:span text:style-name="Source_20_Text">border_radius</text:span></text:p>
          </table:table-cell>
          <table:table-cell table:style-name="Tabel18.B2" office:value-type="string">
            <text:p text:style-name="P4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4506797867776">
          <table:table-cell table:style-name="Tabel18.A2" office:value-type="string">
            <text:p text:style-name="P52"><text:span text:style-name="Source_20_Text"><text:span text:style-name="T42">use_multicol</text:span></text:span></text:p>
          </table:table-cell>
          <table:table-cell table:style-name="Tabel18.B2" office:value-type="string">
            <text:p text:style-name="P53">Setting this option to <text:span text:style-name="Source_20_Text">true</text:span> <text:span text:style-name="T41">(default) </text:span>specifies that the package <text:span text:style-name="Source_20_Text">multicol.sty</text:span> should be used to export columns in sections. <text:span text:style-name="T41">If the option is set to </text:span><text:span text:style-name="Source_20_Text">false</text:span>, columns will not be exported.</text:p>
          </table:table-cell>
        </table:table-row>
        <table:table-row table:style-name="TableLine94506797868640">
          <table:table-cell table:style-name="Tabel18.A2" office:value-type="string">
            <text:p text:style-name="P52"><text:span text:style-name="Source_20_Text"><text:span text:style-name="T42">multicols_format</text:span></text:span></text:p>
          </table:table-cell>
          <table:table-cell table:style-name="Tabel18.B2" office:value-type="string">
            <text:p text:style-name="P5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41"> </text:span>specifies that formatting (column distance, separator and balancing) should be exported. <text:span text:style-name="T41">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4506797869232">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41">(default) </text:span>specifies that the package <text:span text:style-name="Source_20_Text">geometry.sty</text:span> should be used to export the geometry of the page (page size, margins etc.). <text:span text:style-name="T41">If the option is set to </text:span><text:span text:style-name="Source_20_Text">false</text:span>, <text:span text:style-name="T40">page geometry will not be exported, and the standard geometry of the document class is used.</text:span></text:p>
          </table:table-cell>
        </table:table-row>
        <text:soft-page-break/>
        <table:table-row table:style-name="TableLine94506797869824">
          <table:table-cell table:style-name="Tabel18.A2" office:value-type="string">
            <text:p text:style-name="P54"><text:span text:style-name="Source_20_Text"><text:span text:style-name="T43">page_color</text:span></text:span></text:p>
          </table:table-cell>
          <table:table-cell table:style-name="Tabel18.B2" office:value-type="string">
            <text:p text:style-name="P5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style-name="TableLine94506797870416">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41">(default) </text:span>specifies that the package <text:span text:style-name="Source_20_Text">fancyhdr.sty</text:span> should be used to export the header and footer of the page. <text:span text:style-name="T41">If the option is set to</text:span> <text:span text:style-name="Source_20_Text">false</text:span>, <text:span text:style-name="T40">headers and footers will not be exported, and the standard headers and footers of the LaTeX document class are used.</text:span></text:p>
          </table:table-cell>
        </table:table-row>
        <table:table-row table:style-name="TableLine94506797871008">
          <table:table-cell table:style-name="Tabel18.A2" office:value-type="string">
            <text:p text:style-name="P54"><text:span text:style-name="Source_20_Text"><text:span text:style-name="T43">page_numbering</text:span></text:span></text:p>
          </table:table-cell>
          <table:table-cell table:style-name="Tabel18.B2" office:value-type="string">
            <text:p text:style-name="P5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4506797871600">
          <table:table-cell table:style-name="Tabel18.A2" office:value-type="string">
            <text:p text:style-name="P51"><text:span text:style-name="Source_20_Text">footnote_rule</text:span></text:p>
          </table:table-cell>
          <table:table-cell table:style-name="Tabel18.B2" office:value-type="string">
            <text:p text:style-name="P51">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4506797872192">
          <table:table-cell table:style-name="Tabel18.A2" office:value-type="string">
            <text:p text:style-name="Table_20_Contents"><text:span text:style-name="Source_20_Text">use_</text:span><text:span text:style-name="Source_20_Text"><text:span text:style-name="T36">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36">xc</text:span></text:span><text:span text:style-name="Source_20_Text">olor.sty</text:span> to apply color in the LaTeX document<text:note text:id="ftn6" text:note-class="footnote"><text:note-citation>6</text:note-citation><text:note-body><text:p text:style-name="P29">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4506797872784">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4506797873536">
          <table:table-cell table:style-name="Tabel18.A2" office:value-type="string">
            <text:p text:style-name="P49"><text:span text:style-name="Source_20_Text">use_</text:span><text:span text:style-name="Source_20_Text"><text:span text:style-name="T38">microtype</text:span></text:span></text:p>
          </table:table-cell>
          <table:table-cell table:style-name="Tabel18.B2" office:value-type="string">
            <text:p text:style-name="P50">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4506797874288">
          <table:table-cell table:style-name="Tabel18.A2" office:value-type="string">
            <text:p text:style-name="P50"><text:span text:style-name="Source_20_Text">use_letterspace</text:span></text:p>
          </table:table-cell>
          <table:table-cell table:style-name="Tabel18.B2" office:value-type="string">
            <text:p text:style-name="P50">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39">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4506797875040">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4506797875792">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4506797876592">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4506797877392">
          <table:table-cell table:style-name="Tabel18.A2" office:value-type="string">
            <text:p text:style-name="P57"><text:span text:style-name="Source_20_Text"><text:span text:style-name="T45">notesname</text:span></text:span></text:p>
          </table:table-cell>
          <table:table-cell table:style-name="Tabel18.B2" office:value-type="string">
            <text:p text:style-name="P58">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4506797878192">
          <table:table-cell table:style-name="Tabel18.A2" office:value-type="string">
            <text:p text:style-name="P57"><text:span text:style-name="Source_20_Text"><text:span text:style-name="T45">notes_numbering</text:span></text:span></text:p>
          </table:table-cell>
          <table:table-cell table:style-name="Tabel18.B2" office:value-type="string">
            <text:p text:style-name="P57">This option can have the values <text:span text:style-name="Source_20_Text">true</text:span> or <text:span text:style-name="Source_20_Text">false</text:span> (default). This enables <text:span text:style-name="T45">export of the numbering format for footnotes and endnotes (e.g. arabic numberals, roman numerals)</text:span>. If set to <text:span text:style-name="Source_20_Text">false</text:span>, <text:span text:style-name="T45">the default numbering format will be used. Note that the default in LaTeX is identical for footnotes and endnotes, which may cause confusion in a document with both types of notes.</text:span></text:p>
          </table:table-cell>
        </table:table-row>
        <table:table-row table:style-name="TableLine94506797878992">
          <table:table-cell table:style-name="Tabel18.A2" office:value-type="string">
            <text:p text:style-name="P57"><text:span text:style-name="Source_20_Text"><text:span text:style-name="T45">use_perpage</text:span></text:span></text:p>
          </table:table-cell>
          <table:table-cell table:style-name="Tabel18.B2" office:value-type="string">
            <text:p text:style-name="P57">This option can have the values <text:span text:style-name="Source_20_Text">true</text:span> or <text:span text:style-name="Source_20_Text">false</text:span> (default). This enables use of the package <text:span text:style-name="Source_20_Text"><text:span text:style-name="T45">perpage</text:span></text:span><text:span text:style-name="Source_20_Text">.sty</text:span>, <text:span text:style-name="T45">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4506797879936">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4506797889008">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4506797890304">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4506797890944">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4506797891584">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4506797892224">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0" text:outline-level="3">Compatibility options</text:h>
      <table:table table:name="Tabel24" table:style-name="Tabel24">
        <table:table-column table:style-name="Tabel24.A"/>
        <table:table-column table:style-name="Tabel24.B"/>
        <table:table-row table:style-name="TableLine94506797893664">
          <table:table-cell table:style-name="Tabel24.A1" office:value-type="string">
            <text:p text:style-name="P41"><text:span text:style-name="Source_20_Text"><text:span text:style-name="T26">old_math_colors</text:span></text:span></text:p>
          </table:table-cell>
          <table:table-cell table:style-name="Tabel24.B1" office:value-type="string">
            <text:p text:style-name="P42">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0"/>
      <text:h text:style-name="P70"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44">s</text:span> <text:span text:style-name="Source_20_Text">article.xml</text:span> <text:span text:style-name="T44">and </text:span><text:span text:style-name="Source_20_Text"><text:span text:style-name="T44">beamer.xml</text:span></text:span><text:span text:style-name="T44">.</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5">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5">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6">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5">frame title</text:span>.</text:p>
      <text:p text:style-name="P33"><text:s text:c="2"/>&lt;style-map name="frame title" class="paragraph"<text:line-break/> <text:s text:c="3"/>before="\frametitle{" after="}" line-break="false" /&gt;</text:p>
      <text:p text:style-name="P33"><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P69" text:outline-level="2"><text:bookmark-start text:name="__RefHeading___Toc5759_2058158955"/>Parameters<text:bookmark-end text:name="__RefHeading___Toc5759_2058158955"/></text:h>
      <text:p text:style-name="P19">Some elements of a configuration file can be <text:span text:style-name="T2">parametrized</text:span> in a configuration file.</text:p>
      <text:h text:style-name="P71" text:outline-level="3">Example for LaTeX</text:h>
      <text:p text:style-name="P19">This is a simple example for LaTeX.</text:p>
      <text:p text:style-name="P36">&lt;?xml version="1.0" encoding="UTF-8" ?&gt;</text:p>
      <text:p text:style-name="P34">&lt;config&gt;</text:p>
      <text:p text:style-name="P34"><text:s text:c="2"/>&lt;parameter name="papersize" values="letterpaper,a4paper,a5paper"&gt;</text:p>
      <text:p text:style-name="P34"><text:soft-page-break/><text:s text:c="2"/><text:tab/>&lt;value-map value="letterpaper"/&gt;</text:p>
      <text:p text:style-name="P34"><text:s text:c="2"/>&lt;/parameter&gt;</text:p>
      <text:p text:style-name="P34"><text:s text:c="2"/>&lt;parameter name="orientation" values="portrait,landscape"&gt;</text:p>
      <text:p text:style-name="P34"><text:s text:c="4"/>&lt;value-map value="portrait"/&gt;</text:p>
      <text:p text:style-name="P34"><text:s text:c="2"/>&lt;/parameter&gt;</text:p>
      <text:p text:style-name="P34"><text:s text:c="2"/>&lt;option name="global_options" value="{%papersize,orientation%}" /&gt;</text:p>
      <text:p text:style-name="P34">&lt;/config&gt;</text:p>
      <text:p text:style-name="P18">The element <text:span text:style-name="Source_20_Text">parameter</text:span> defines an option <text:span text:style-name="T47">(the </text:span><text:span text:style-name="Source_20_Text"><text:span text:style-name="T47">name</text:span></text:span><text:span text:style-name="T47"> attribute) </text:span>and the possible value<text:span text:style-name="T46">s (the </text:span><text:span text:style-name="Source_20_Text"><text:span text:style-name="T46">values</text:span></text:span><text:span text:style-name="T46"> attribute, which is a comma separated list)</text:span>. <text:span text:style-name="T46">The first value is the default value. </text:span>The optional child element <text:span text:style-name="Source_20_Text">value-map</text:span> maps <text:span text:style-name="T47">a</text:span> value on some other string (the content of the <text:span text:style-name="Source_20_Text">value-map</text:span> element) in case the value is not to be used directly. <text:span text:style-name="T46">In the example, we define possible values for two global options. The values </text:span><text:span text:style-name="Source_20_Text"><text:span text:style-name="T46">10pt</text:span></text:span><text:span text:style-name="T46"> and </text:span><text:span text:style-name="Source_20_Text"><text:span text:style-name="T46">portrait</text:span></text:span><text:span text:style-name="T46"> are mapped to the empty string (because they are defaults, and hence not needed).</text:span></text:p>
      <text:h text:style-name="P71" text:outline-level="3">Parameters on the command line</text:h>
      <text:p text:style-name="P17">Parameter values can e.g. be given on the command line</text:p>
      <text:p text:style-name="P37">w2l -config myconfig.xml -papersize=a4paper file.odt</text:p>
      <text:p text:style-name="P17">This will produce</text:p>
      <text:p text:style-name="P37">\documentclass[a4paper]{article}</text:p>
      <text:p text:style-name="P17">since orientation will get the default value portrait, which maps to the empty string.</text:p>
      <text:h text:style-name="Heading_20_3" text:outline-level="3">Another example for LaTeX</text:h>
      <text:p text:style-name="P20">This is an example for LaTeX beamer, providing a selection between presentation layout and 4 on 1 handout layout.</text:p>
      <text:p text:style-name="P39">&lt;?xml version="1.0" encoding="UTF-8" ?&gt;</text:p>
      <text:p text:style-name="P35">&lt;config&gt;</text:p>
      <text:p text:style-name="P38"><text:s text:c="2"/>&lt;parameter name="layout" values="presentation,4on1"&gt;</text:p>
      <text:p text:style-name="P38"><text:s text:c="4"/>&lt;value-map value="presentation"/&gt;</text:p>
      <text:p text:style-name="P38"><text:s text:c="4"/>&lt;value-map value="4on1"&gt;</text:p>
      <text:p text:style-name="P38">\usepackage{pgfpages}</text:p>
      <text:p text:style-name="P38">\pgfpagesuselayout{4 on 1}[a4paper,landscape,border shrink=1cm]</text:p>
      <text:p text:style-name="P38"><text:s text:c="4"/>&lt;/value-map&gt;</text:p>
      <text:p text:style-name="P38"><text:s text:c="2"/>&lt;/parameter&gt;</text:p>
      <text:p text:style-name="P38"><text:s text:c="2"/>&lt;option name="documentclass" value="beamer" /&gt;</text:p>
      <text:p text:style-name="P38"><text:s text:c="2"/>&lt;custom-preamble&gt;{%layout%}&lt;/custom-preamble&gt;</text:p>
      <text:p text:style-name="P38">&lt;/config&gt;</text:p>
      <text:h text:style-name="P72" text:outline-level="3"><text:soft-page-break/>Configuration options available for parameters</text:h>
      <text:p text:style-name="Text_20_body"><text:span text:style-name="T74">Currently </text:span><text:span text:style-name="Source_20_Text"><text:span text:style-name="T68">d</text:span></text:span><text:span text:style-name="Source_20_Text"><text:span text:style-name="T75">o</text:span></text:span><text:span text:style-name="Source_20_Text"><text:span text:style-name="T68">cumentclass</text:span></text:span><text:span text:style-name="T75">, </text:span><text:span text:style-name="Source_20_Text"><text:span text:style-name="T75">g</text:span></text:span><text:bookmark-start text:name="__DdeLink__5679_16500506"/><text:span text:style-name="Source_20_Text"><text:span text:style-name="T75">lob</text:span></text:span><text:bookmark-end text:name="__DdeLink__5679_16500506"/><text:span text:style-name="Source_20_Text"><text:span text:style-name="T75">al_options</text:span></text:span><text:span text:style-name="T75"> and </text:span><text:span text:style-name="Source_20_Text"><text:span text:style-name="T75">custom_preamble</text:span></text:span><text:span text:style-name="T75"> can have parameters</text:span></text:p>
      <text:p text:style-name="P23"><text:span text:style-name="T47">Parameters are inserted between </text:span><text:span text:style-name="Source_20_Text"><text:span text:style-name="T47">{%</text:span></text:span><text:span text:style-name="T47"> and </text:span><text:span text:style-name="Source_20_Text"><text:span text:style-name="T47">%}</text:span></text:span><text:span text:style-name="T47">, and either a single parameter or a </text:span><text:span text:style-name="T48">comma separated </text:span><text:span text:style-name="T47">list of parameters can be given.</text:span></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4506797978144">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506797919088">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4506797948016">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50679793307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50679793622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059959734" text:style-name="L12">
        <text:list-item>
          <text:p text:style-name="P88">The method <text:span text:style-name="Source_20_Text">convertFormula</text:span> converts a StarMath string to a LaTeX string</text:p>
        </text:list-item>
        <text:list-item>
          <text:p text:style-name="P8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ext:soft-page-break/>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4"><text:span text:style-name="T17">Writer2LaTeX can convert quite large files. But if </text:span>you have a <text:span text:style-name="T17">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7">512</text:span>M -jar writer2latex.jar bigFile.sxw out.tex</text:p>
      <text:p text:style-name="Text_20_body">In the example, the heap size is set to <text:span text:style-name="T17">512</text:span> Megabyte of RAM. If you still get the “heap space” error, <text:s/>try setting the available memory <text:span text:style-name="T17">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17">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Using Writer2LaTeX from another application</text:chapter><text:tab/><text:tab/>Page <text:page-number text:select-page="current">31</text:page-number></text:p>
      </style:header>
      <style:header-left>
        <text:p text:style-name="Header">Page <text:page-number text:select-page="current">3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8-11T09:54:10.726315851</dc:date>
    <meta:print-date>2004-06-29T10:09:33</meta:print-date>
    <dc:language>en-US</dc:language>
    <meta:editing-cycles>439</meta:editing-cycles>
    <meta:editing-duration>P1DT22H24M55S</meta:editing-duration>
    <meta:document-statistic meta:table-count="14" meta:image-count="1" meta:object-count="0" meta:page-count="36" meta:paragraph-count="620" meta:word-count="8090" meta:character-count="54600" meta:non-whitespace-character-count="46662"/>
    <meta:user-defined meta:name="Info 1"/>
    <meta:user-defined meta:name="Info 2"/>
    <meta:user-defined meta:name="Info 3"/>
    <meta:user-defined meta:name="Info 4"/>
  </office:meta>
</office:document-meta>
</file>